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7.2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235.45pt"/>
    </style:style>
    <style:style style:name="co6" style:family="table-column">
      <style:table-column-properties fo:break-before="auto" style:column-width="388.49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15.65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50.4pt"/>
    </style:style>
    <style:style style:name="co11" style:family="table-column">
      <style:table-column-properties fo:break-before="auto" style:column-width="13.3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75.86pt"/>
    </style:style>
    <style:style style:name="co15" style:family="table-column">
      <style:table-column-properties fo:break-before="auto" style:column-width="48.1pt"/>
    </style:style>
    <style:style style:name="co16" style:family="table-column">
      <style:table-column-properties fo:break-before="auto" style:column-width="125.29pt"/>
    </style:style>
    <style:style style:name="co17" style:family="table-column">
      <style:table-column-properties fo:break-before="auto" style:column-width="204.8pt"/>
    </style:style>
    <style:style style:name="co18" style:family="table-column">
      <style:table-column-properties fo:break-before="auto" style:column-width="391.61pt"/>
    </style:style>
    <style:style style:name="co19" style:family="table-column">
      <style:table-column-properties fo:break-before="auto" style:column-width="68.14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52.44pt"/>
    </style:style>
    <style:style style:name="co22" style:family="table-column">
      <style:table-column-properties fo:break-before="auto" style:column-width="72.54pt"/>
    </style:style>
    <style:style style:name="co23" style:family="table-column">
      <style:table-column-properties fo:break-before="auto" style:column-width="98.25pt"/>
    </style:style>
    <style:style style:name="co24" style:family="table-column">
      <style:table-column-properties fo:break-before="auto" style:column-width="40.34pt"/>
    </style:style>
    <style:style style:name="co25" style:family="table-column">
      <style:table-column-properties fo:break-before="auto" style:column-width="33.14pt"/>
    </style:style>
    <style:style style:name="co26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padding="2.01pt"/>
    </style:style>
    <style:style style:name="ce3" style:family="table-cell" style:parent-style-name="Default" style:data-style-name="N100">
      <style:table-cell-properties fo:background-color="transparent" fo:padding="2.01pt"/>
    </style:style>
    <style:style style:name="ce4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fo:background-color="transparent" fo:padding="2.01pt"/>
    </style:style>
    <style:style style:name="ce6" style:family="table-cell" style:parent-style-name="Default">
      <style:table-cell-properties fo:background-color="transparent" fo:padding="2.01pt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8" style:family="table-cell" style:parent-style-name="Default" style:data-style-name="N100">
      <style:table-cell-properties fo:background-color="transparent" fo:padding="2.01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fo:background-color="transparent" fo:padding="2.01pt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wrap-option="wrap" fo:padding="2.01pt"/>
      <style:paragraph-properties fo:text-align="center" fo:margin-left="0p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wrap" fo:padding="2.01pt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8" table:default-cell-style-name="ce1"/>
        <table:table-column table:style-name="co15" table:default-cell-style-name="ce1"/>
        <table:table-column table:style-name="co3" table:default-cell-style-name="ce1"/>
        <table:table-column table:style-name="co12" table:default-cell-style-name="ce1"/>
        <table:table-column table:style-name="co3" table:default-cell-style-name="ce1"/>
        <table:table-column table:style-name="co12" table:number-columns-repeated="999" table:default-cell-style-name="ce1"/>
        <table:table-row table:style-name="ro1">
          <table:table-cell/>
          <table:table-cell office:value-type="string" calcext:value-type="string">
            <text:p>codigo_contable</text:p>
          </table:table-cell>
          <table:table-cell/>
          <table:table-cell office:value-type="string" calcext:value-type="string">
            <text:p>codigo_proveedor</text:p>
          </table:table-cell>
          <table:table-cell/>
          <table:table-cell office:value-type="string" calcext:value-type="string">
            <text:p>cod ICE</text:p>
          </table:table-cell>
          <table:table-cell/>
          <table:table-cell office:value-type="string" calcext:value-type="string">
            <text:p>nombre</text:p>
          </table:table-cell>
          <table:table-cell/>
          <table:table-cell office:value-type="string" calcext:value-type="string">
            <text:p>Contenido</text:p>
          </table:table-cell>
          <table:table-cell/>
          <table:table-cell office:value-type="string" calcext:value-type="string">
            <text:p>presentacion</text:p>
          </table:table-cell>
          <table:table-cell/>
          <table:table-cell office:value-type="string" calcext:value-type="string">
            <text:p>Unidades</text:p>
          </table:table-cell>
          <table:table-cell/>
          <table:table-cell office:value-type="string" calcext:value-type="string">
            <text:p>grado Alcolico</text:p>
          </table:table-cell>
          <table:table-cell/>
          <table:table-cell office:value-type="string" calcext:value-type="string">
            <text:p>Pais_origen</text:p>
          </table:table-cell>
          <table:table-cell/>
          <table:table-cell office:value-type="string" calcext:value-type="string">
            <text:p>custodia_doble</text:p>
          </table:table-cell>
          <table:table-cell/>
          <table:table-cell office:value-type="string" calcext:value-type="string">
            <text:p>estado</text:p>
          </table:table-cell>
          <table:table-cell/>
          <table:table-cell office:value-type="string" calcext:value-type="string">
            <text:p>last_pdate</text:p>
          </table:table-cell>
          <table:table-cell/>
          <table:table-cell office:value-type="string" calcext:value-type="string">
            <text:p>id_user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102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129-013-000750-66-101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RESERVADO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1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CHARDONAY/CHENIN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117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SYRAH/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2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RES. CHARD-BLAN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2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RES.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RES. CAB.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3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TRIBU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3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TRIBU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31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6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TRIBU TEMPRANIL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31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7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TRIBU VIOGNIE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4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OLECCION FINCAS SAUV. B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4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OLECCIÓN FINCAS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4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OLECCIÓN FINCAS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6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48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GOLDEN RES. MALB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8" calcext:value-type="float">
            <text:p>14.8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6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1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SYRAH GOLDEN RESERVE TRIVE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7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2-013-000750-66-101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CHAMIZA BLN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8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84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VENTO AMADO SU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09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1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MALBEC EOLO TRIVE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3" calcext:value-type="float">
            <text:p>12.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10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1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LANCO CHARDONAY CHENIN AB ORIGINE MIXTUS TRIVE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41017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RIVENT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SHIRAZ MALBEC AB ORIGINE MIXTUS TRIVE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2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4301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LANCO CHARDONNAY RUTINI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2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264-013-000750-66-101-00010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MERLOT RUTINI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9" calcext:value-type="float">
            <text:p>13.9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4299-013-000750-66-101-00010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CABERNET - MERLOT RUTINI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9" calcext:value-type="float">
            <text:p>13.9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5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QUEÑA VASIJA SAUVIGN BLAN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5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QUEÑA VASIJA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5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QUEÑA VASIJA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0605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QUEÑA VASIJA CAB.SAUV.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43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ACHAVAL FERR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117-013-000750-66-101-00010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ACHAVAL FERRER QUIMER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9" calcext:value-type="float">
            <text:p>13.9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4303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ACHAVAL FERR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118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ACHAVAL MALBEC FINCA ALTAMIR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4304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ACHAVAL FERR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119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ACHAVAL MALBEC FINCA MIRADO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04305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ACHAVAL FERR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120-013-000750-66-101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ACHAVAL MALBEC MENDOZ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30401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RAN ALBARD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262-013-000750-66-101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CABERNET SAUVIGNON GRAN ALBARD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30401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RAN ALBARD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261-013-000750-66-101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LANCO CHARDONNAY GRAN ALBARD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30401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RAN ALBARD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260-013-000750-66-101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MALBEC GRAN ALBARD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130501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RAN LOM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263-013-000750-66-101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MALBEC GRAN LOM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DEL DIABLO DEVIL'S COLLECTION TI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1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DEL DIABLO DEVIL'S COLLECTION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3010375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ABERNET 1/2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ABERNE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306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CASILLERO VINTAG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4010375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SAUVIGNON 1/2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SAUVIGNON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5010375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HARDONNAY 1/2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8010375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ARMENERE 1/2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8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CARMENER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SYR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110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PIN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CABERNE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SAUVIGNON BLAN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1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ROS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13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2260-013-000750-66-108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ROSE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1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MOSCATEL SEM B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ESERVADO CARMERE CAB.SUB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3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RQUES CABERNE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3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46-013-000750-66-108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RQUES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3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RQUES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308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RQUES CARMENER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3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RQUES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40101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LOS DE PIRQUE TI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40201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LOS DE PIRQUE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40701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LOS DE PIRQUE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5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FRONTERA CABER SAUV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5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FRONTERA CHARDONNAY B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5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FRONTERA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508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FRONTERA CARMENERE TI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5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FRONTERA SHIRAZ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6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DON MELCHOR CAB. SAUV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CAB. SAUV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SAUV. BLANC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8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CARMENER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0810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UNRISE PINOT NOI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0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O CAB. SAUV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0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O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0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978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IO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11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AN BLAS AÑEJO DULC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2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068-013-000750-66-108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AMELIA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3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057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ALMAVIVA CAB. SAUV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4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40-013-000750-66-108-00004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RMIN DE PEUM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5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402-013-000750-66-108-00004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CASILLERO RESERVA PRIVAD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.5" calcext:value-type="float">
            <text:p>14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6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07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INTO EXPORTACION SELECTO CABERNET SAUVIGNON CARMENER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116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3069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LANCO EXPORTACION SELECTO SAUVIGNON BLAN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1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0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CARMENERE CAB.SAUV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3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00-013-000750-66-108-00002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GRAN VINO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.5" calcext:value-type="float">
            <text:p>12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3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0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ARIETAL CAB SAU.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3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200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ARIETAL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7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9781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ITRAL CAB SAUV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7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9784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ITRAL SAUV BLAN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7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9782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ITRAL CHARD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70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9783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ITRAL MERLO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5070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IP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9785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AIPO VITRAL RED BLEND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1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FELIPE RUTINI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2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22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UTINI COL.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522-013-000750-66-108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RUTINI COL. CAB/MALB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3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AN FELIPE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3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SAN FELIPE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405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2003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UMPETER CHARDONNA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4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2004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UMPETER MALBE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10800604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A RURA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2004-013-000750-66-108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TRUMPETER MALBEC SYRAH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2008032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7-013130-013-000750-66-202-0001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DESALCOHOLIZADO HENKEL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0.5" calcext:value-type="float">
            <text:p>0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1001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G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UGA FERMENTADO EN BARRIC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1002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G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UGA GRAN RES PRADO ENE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1003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G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7-013-000750-66-209-00003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UGA RESERVA COSECH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100317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G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UGA RESERVA SELECCIN E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100417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G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7-013-000750-66-209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MUGA TORR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55011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ERONI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191-013-000750-66-209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ERONIA TEMPRANILL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55021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ERONI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190-013-000750-66-209-00004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ERONIA RESERV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5504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ERONI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186-013-000750-66-209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ERONIA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1209055041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ERONI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187-013-000750-66-209-00003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BERONIA CRIANZ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3.5" calcext:value-type="float">
            <text:p>13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10103002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UMM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359-013-000750-66-101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MUMM CORDON ROUG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108001070103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00437-013-000750-66-108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CONCHA Y TORO BRUT CAJA6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1080010702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ONCHA Y TORO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00437-013-000750-66-108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C Y T DEMISEC CAJA6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102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020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PICCOLO DR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10375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0375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MEDIA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075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TROKEN DRY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075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BRUT VINTAG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3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0750-66-202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BLANC DE BL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46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600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TROKEN DRY 6000M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UNID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53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300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TROKEN DRY 3000M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UNID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10615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0975-013-001500-66-202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TROKEN DRY 1500M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200801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1549-013-000750-66-202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HENKELL ROS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93100102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LARNAU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9374-013-000750-66-209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OSO DEMI SEC RESERVA CAVA VILARNAU BARCELON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931002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LARNAU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9375-013-000750-66-209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OSO BRUT RESERVA CAVA VILARNAU BARCELON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931201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DOM POTI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9378-013-000750-66-209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OSO DEMI SEC CAVA DOM POTIE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093120201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DOM POTI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9377-013-000750-66-209-000026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OSO BRUT CAVA DOM POTIE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.5" calcext:value-type="float">
            <text:p>11.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3029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RRIER JOUET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462-013-000750-66-213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 PERRI JOUET BELLE EPOQU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302902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RRIER JOUET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462-013-000750-66-213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AGNE PERRIER JOUE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30290201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ERRIER JOUET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463-013-000750-66-213-00002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AMP PERRIER JOUET GRAND BRU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900802060102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1550-013-000200-66-219-000024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ANTE MIONETTO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90080206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1550-013-000750-66-219-000024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ANTE MIONETTO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221900802060115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ENKELL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6-011550-013-001500-66-219-000024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ESPUMANTE MIONETTO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ITAL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322401402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PORTO BARRO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01490-013-000750-66-224-00005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OPORTO RUBY BARRO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104209311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TIO PEPE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3-019376-013-000750-66-209-000049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INO DE JEREZ XERES SHERRY FINO MUY SECO PALOMINIO FINO TIO PEP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REGAL 18 AÑOS GIFT PACK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REGAL 12 AÑO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301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12 AÑOS LITR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3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12 AÑOS TIN BOX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304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12 AÑOS TIN BOX - CAJA 6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18 AÑO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0501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0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REGAL 25Y-700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199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02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CHIVAS 12 AÑOS CAMINER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LEMAN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2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2474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SOMETHING SPECIA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3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113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BALLANTINES FINES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302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114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BALLANTINES TIN BOX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30203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BALLANTINES FINEST ZIP PACK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1213002030204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VAS BROTHERS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8-000113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WHISKY BALLANTINES FINEST CAJA6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2107007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AVAN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3-000970-013-000750-66-107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RON HAVANA CLUB 7 AÑO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210700702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AVAN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1-000969-013-000750-66-107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RON HAVANA AÑEJO RESERV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21070070202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AVAN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3-000971-013-000750-66-107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RON HAVANA CLUB AÑEJO ESPECIAL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21070070203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AVAN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2-000972-013-000750-66-107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RON HAVANA CLUB AÑEJO BLAN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21070070204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HAVANA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1-000754-013-000750-66-107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RON HAVANA CLUB AÑEJO 3 AÑOS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3226003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ABSOLUT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5-002397-013-000750-66-226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VODKA ABSOLUT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SUEC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3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5209105030401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ONZALES BYASS</text:p>
          </table:table-cell>
          <table:table-cell table:style-name="ce2" office:value-type="string" calcext:value-type="string">
            <text:p>',’</text:p>
          </table:table-cell>
          <table:table-cell table:style-name="ce4" office:value-type="string" calcext:value-type="string">
            <text:p>3031-19-019448-013-000700-66-209-000072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RANDY DE JEREZ SOLERA GRAN RESERVA LEPANT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3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5209105040501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ONZALES BYASS</text:p>
          </table:table-cell>
          <table:table-cell table:style-name="ce2" office:value-type="string" calcext:value-type="string">
            <text:p>',’</text:p>
          </table:table-cell>
          <table:table-cell table:style-name="ce4" office:value-type="string" calcext:value-type="string">
            <text:p>3031-19-001836-013-000700-66-209-000072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RANDY SOLERA SOBERAN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3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5209105040502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ONZALES BYASS</text:p>
          </table:table-cell>
          <table:table-cell table:style-name="ce2" office:value-type="string" calcext:value-type="string">
            <text:p>',’</text:p>
          </table:table-cell>
          <table:table-cell table:style-name="ce4" office:value-type="string" calcext:value-type="string">
            <text:p>3031-19-001836-013-000700-66-209-000072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RANDY SOLERA SOBERANO GIFT BOX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7213016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BEEFEATER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6-000178-013-000750-66-213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GIN BEEFEATER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3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7213315010101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ONDON No.1</text:p>
          </table:table-cell>
          <table:table-cell table:style-name="ce2" office:value-type="string" calcext:value-type="string">
            <text:p>',’</text:p>
          </table:table-cell>
          <table:table-cell table:style-name="ce4" office:value-type="string" calcext:value-type="string">
            <text:p>3031-16-019447-013-000700-66-213-000083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ORIGINAL BLUE GIN THE LOND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REINO UNIDO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8209309010402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NCHON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7-019373-013-001000-66-209-00008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NCHON SEC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820930902040110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NCHON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57-019372-013-001000-66-209-000071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CHINCHON DULCE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ESPAÑ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8211013010101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RNIER LAPOSTOLLE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9-000940-013-000750-66-211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ICOR GRAN MARNIER CORDON ROJO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8211013010102075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RNIER LAPOSTOLLE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9-000940-013-000750-66-211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ICOR GRAN MARNIER CORDON ROJO PICTO PACK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2">
          <table:table-cell table:style-name="ce2" office:value-type="string" calcext:value-type="string">
            <text:p>(‘</text:p>
          </table:table-cell>
          <table:table-cell table:style-name="ce3" office:value-type="string" calcext:value-type="string">
            <text:p>02082110130101030700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MARNIER LAPOSTOLLE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3031-19-000940-013-000700-66-211-000077</text:p>
          </table:table-cell>
          <table:table-cell table:style-name="ce2" office:value-type="string" calcext:value-type="string">
            <text:p>',’</text:p>
          </table:table-cell>
          <table:table-cell table:style-name="ce2" office:value-type="string" calcext:value-type="string">
            <text:p>LICOR GRAN MARNIER CORDON ROJO BEL CREA</text:p>
          </table:table-cell>
          <table:table-cell table:style-name="ce2" office:value-type="string" calcext:value-type="string">
            <text:p>',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CAJ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,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FRANCIA</text:p>
          </table:table-cell>
          <table:table-cell table:style-name="ce2" office:value-type="string" calcext:value-type="string">
            <text:p>',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,’</text:p>
          </table:table-cell>
          <table:table-cell table:style-name="ce2" office:value-type="string" calcext:value-type="string">
            <text:p>ACTIVO</text:p>
          </table:table-cell>
          <table:table-cell table:style-name="ce2" office:value-type="string" calcext:value-type="string">
            <text:p>',’</text:p>
          </table:table-cell>
          <table:table-cell table:style-name="ce2"/>
          <table:table-cell table:style-name="ce2" office:value-type="string" calcext:value-type="string">
            <text:p>',</text:p>
          </table:table-cell>
          <table:table-cell table:style-name="ce2" table:number-columns-repeated="242"/>
          <table:table-cell table:number-columns-repeated="757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7"/>
        <table:table-column table:style-name="co2" table:default-cell-style-name="ce7"/>
        <table:table-column table:style-name="co3" table:default-cell-style-name="ce7"/>
        <table:table-column table:style-name="co16" table:default-cell-style-name="ce7"/>
        <table:table-column table:style-name="co3" table:default-cell-style-name="ce7"/>
        <table:table-column table:style-name="co17" table:default-cell-style-name="ce7"/>
        <table:table-column table:style-name="co3" table:default-cell-style-name="ce7"/>
        <table:table-column table:style-name="co18" table:default-cell-style-name="ce7"/>
        <table:table-column table:style-name="co3" table:default-cell-style-name="ce7"/>
        <table:table-column table:style-name="co19" table:default-cell-style-name="Default"/>
        <table:table-column table:style-name="co8" table:default-cell-style-name="ce7"/>
        <table:table-column table:style-name="co20" table:default-cell-style-name="ce7"/>
        <table:table-column table:style-name="co11" table:default-cell-style-name="Default"/>
        <table:table-column table:style-name="co21" table:default-cell-style-name="ce7"/>
        <table:table-column table:style-name="co11" table:default-cell-style-name="ce7"/>
        <table:table-column table:style-name="co22" table:default-cell-style-name="ce7"/>
        <table:table-column table:style-name="co11" table:default-cell-style-name="ce7"/>
        <table:table-column table:style-name="co23" table:default-cell-style-name="ce7"/>
        <table:table-column table:style-name="co3" table:default-cell-style-name="ce7"/>
        <table:table-column table:style-name="co24" table:default-cell-style-name="ce7"/>
        <table:table-column table:style-name="co11" table:default-cell-style-name="Default"/>
        <table:table-column table:style-name="co25" table:default-cell-style-name="ce7"/>
        <table:table-column table:style-name="co8" table:default-cell-style-name="ce7"/>
        <table:table-column table:style-name="co12" table:default-cell-style-name="ce7"/>
        <table:table-column table:style-name="co3" table:default-cell-style-name="ce7"/>
        <table:table-column table:style-name="co26" table:default-cell-style-name="ce7"/>
        <table:table-column table:style-name="co12" table:number-columns-repeated="998" table:default-cell-style-name="ce7"/>
        <table:table-row table:style-name="ro4">
          <table:table-cell table:style-name="ce6"/>
          <table:table-cell table:style-name="ce8" office:value-type="string" calcext:value-type="string">
            <text:p>codigo_contable</text:p>
          </table:table-cell>
          <table:table-cell table:style-name="ce8"/>
          <table:table-cell table:style-name="ce6" office:value-type="string" calcext:value-type="string">
            <text:p>ident_proveedor</text:p>
          </table:table-cell>
          <table:table-cell table:style-name="ce8"/>
          <table:table-cell table:style-name="ce6" office:value-type="string" calcext:value-type="string">
            <text:p>Cod. ICE del Producto</text:p>
          </table:table-cell>
          <table:table-cell table:style-name="ce8"/>
          <table:table-cell table:style-name="ce6" office:value-type="string" calcext:value-type="string">
            <text:p>nombre</text:p>
          </table:table-cell>
          <table:table-cell table:style-name="ce8"/>
          <table:table-cell office:value-type="string" calcext:value-type="string">
            <text:p>contenido_ml</text:p>
          </table:table-cell>
          <table:table-cell table:style-name="ce6"/>
          <table:table-cell table:style-name="ce6" office:value-type="string" calcext:value-type="string">
            <text:p>Unid</text:p>
          </table:table-cell>
          <table:table-cell/>
          <table:table-cell table:style-name="ce22" office:value-type="string" calcext:value-type="string">
            <text:p>BOTELLAS</text:p>
            <text:p>POR CAJA</text:p>
          </table:table-cell>
          <table:table-cell table:style-name="ce11"/>
          <table:table-cell table:style-name="ce24" office:value-type="string" calcext:value-type="string">
            <text:p>DESCRIPCION % ALCOHOLICO</text:p>
          </table:table-cell>
          <table:table-cell table:style-name="ce11"/>
          <table:table-cell table:style-name="ce6" office:value-type="string" calcext:value-type="string">
            <text:p>Pais_origen</text:p>
          </table:table-cell>
          <table:table-cell table:style-name="ce8"/>
          <table:table-cell table:style-name="ce6" office:value-type="string" calcext:value-type="string">
            <text:p>estado</text:p>
          </table:table-cell>
          <table:table-cell/>
          <table:table-cell table:style-name="ce25" office:value-type="string" calcext:value-type="string">
            <text:p>custodia_doble</text:p>
          </table:table-cell>
          <table:table-cell table:style-name="ce25"/>
          <table:table-cell office:value-type="string" calcext:value-type="string">
            <text:p>last_update</text:p>
          </table:table-cell>
          <table:table-cell table:style-name="ce8"/>
          <table:table-cell office:value-type="string" calcext:value-type="string">
            <text:p>id_user</text:p>
          </table:table-cell>
          <table:table-cell table:number-columns-repeated="998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102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129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RESERVADO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 office:value-type="float" office:value="2011" calcext:value-type="float">
            <text:p>2011</text:p>
          </table:table-cell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CHARDONAY/CHENI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117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SYRAH/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2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RES. CHARD-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2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RES.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RES. CAB.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CAB. SAUV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1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6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TEMPRANIL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31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7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TRIBU VIOGNIE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4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OLECCION FINCAS SAUV. B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4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OLECCIÓN FINCAS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4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OLECCIÓN FINCAS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6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48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GOLDEN RES. MALB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8" calcext:value-type="float">
            <text:p>14.8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6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1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SYRAH GOLDEN RESERVE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7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LA CHAMIZA TI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7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CHAMIZA BL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8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4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VENTO AMADO SU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09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MALBEC EOLO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3" calcext:value-type="float">
            <text:p>12.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10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LANCO CHARDONAY CHENIN AB ORIGINE MIXTUS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41017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SHIRAZ MALBEC AB ORIGINE MIXTUS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2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4301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LANCO CHARDONNAY RUTIN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2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264-013-000750-66-101-00010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MERLOT RUTIN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4299-013-000750-66-101-00010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CABERNET - MERLOT RUTIN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5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QUEÑA VASIJA SAUVIGN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5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QUEÑA VASIJA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5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QUEÑA VASIJA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0605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QUEÑA VASIJA CAB.SAUV.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105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ARON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4-000148-013-000750-66-101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MAINE BARON ARQUE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ARNALDO B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2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TCHART PRI CABERNET SAU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2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TCHART PRI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2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TCHART PRI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21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TCHART PRI TORRONTE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2803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ETCHAR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2195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TCH RIO PLATA MALBEC 750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43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CHAVAL FERR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117-013-000750-66-101-00010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ACHAVAL FERRER QUIMER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4303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CHAVAL FERR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118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ACHAVAL MALBEC FINCA ALTAMIR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4304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CHAVAL FERR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119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ACHAVAL MALBEC FINCA MIRADO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04305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CHAVAL FERR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120-013-000750-66-101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ACHAVAL MALBEC MENDOZ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304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RAN ALBARD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262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CABERNET SAUVIGNON GRAN ALBARD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30401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RAN ALBARD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261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LANCO CHARDONNAY GRAN ALBARD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30401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RAN ALBARD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260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MALBEC GRAN ALBARD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130501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RAN LOM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263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MALBEC GRAN LOM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DEL DIABLO DEVIL'S COLLECTION TI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DEL DIABLO DEVIL'S COLLECTION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3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375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ABERNET 1/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ABERNE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306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CASILLERO VINTAG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4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375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SAUVIGNON 1/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SAUVIGN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5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375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HARDONNAY 1/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8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375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ARMENERE 1/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8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CARMENE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SYR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110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PIN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CABERNE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SAUVIGNON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1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ROS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13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2260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ROSE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1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MOSCATEL SEM B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ESERVADO CARMERE CAB.SUB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3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46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RQUES CABERNE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3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46-013-000750-66-108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RQUES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3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46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RQUES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308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RQUES CARMENE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3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46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RQUES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401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91-031-001000-66-108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LOS DE PIRQUE TI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4010115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91-013-001500-66-108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LOS DE PIRQUE TINTO 1.5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500" calcext:value-type="float">
            <text:p>15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402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91-031-001000-66-108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LOS DE PIRQUE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4020115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91-013-001500-66-108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S CLOS DE PIRQUE BLAN 1.5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500" calcext:value-type="float">
            <text:p>15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407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91-031-001000-66-108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LOS DE PIRQUE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5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FRONTERA CABER SAU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5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FRONTERA CHARDONNAY B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5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FRONTERA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508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FRONTERA CARMENERE TI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5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82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FRONTERA SHIRAZ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. 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87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88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89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5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0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6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1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7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8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3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09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4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0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5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7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8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1999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5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2000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6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2001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7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200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8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2003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60319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ON MELCHOR CAB 2004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301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187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AB. SAUV. (BOT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87" calcext:value-type="float">
            <text:p>187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3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375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AB SAUV (MED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AB. 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401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187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SAUV. BLANC.(BOT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87" calcext:value-type="float">
            <text:p>187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4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375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SAUV. BLANC (MED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SAUV. BLANC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5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375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HARDONNAY (MED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8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CARMENE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810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UNRISE PINOT NOI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9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24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ERRUNYO CAB 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9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24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ERRUNYO SAUV. BLANC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9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24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ERRUNYO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908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24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ERRUNYO CARMENE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09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24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ERRUÑO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0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O CAB. 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0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O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0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78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IO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11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AN BLAS AÑEJO DULC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2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068-013-000750-66-108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AMELIA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3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057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ALMAVIVA CAB. 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4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750-66-108-00004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RMIN DE PEUM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5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402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CASILLERO RESERVA PRIVAD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519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40-013-000375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LATE HARVES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6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07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INTO EXPORTACION SELECTO CABERNET SAUVIGNON CARMENE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116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3069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LANCO EXPORTACION SELECTO SAUVIGNON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CARMENERE CAB.SAUV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2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RESERVA CAB SAUVIG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2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RESERVA SAUVIGNON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2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RESERVA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2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RESERVA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2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RESERVA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GRAN VINO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3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ARIETAL CAB SAU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3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ARIETAL SAUV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3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ARIETAL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3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CABER SAU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4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LIMITED EDITION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5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GRAN DEVOCION SAUVIGNON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5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GRAN DEVOCION CARM-SY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517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200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GRAN DEVOCION CABERNET /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7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1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ITRAL CAB SAU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7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4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ITRAL SAUV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7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2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ITRAL CHARD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7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3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ITRAL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7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5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VITRAL RED BLEND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8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80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PROTEGIDO CAB SAU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509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IP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9779-013-000750-66-108-00004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AIPO ALTO TAJAMA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.5" calcext:value-type="float">
            <text:p>14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FELIPE RUTIN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2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22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UTINI COL.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522-013-000750-66-108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RUTINI COL. CAB/MALB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3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AN FELIPE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3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67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SAN FELIPE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4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2003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UMPETER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4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2004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UMPETER MALB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10800604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A RURA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2004-013-000750-66-108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TRUMPETER MALBEC SYRA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2008032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13130-013-000750-66-202-0001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ESALCOHOLIZADO HENKEL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10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G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7-013-000750-66-209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UGA FERMENTADO EN BARRI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1002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G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7-013-000750-66-209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UGA GRAN RES PRADO ENE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1003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G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7-013-000750-66-209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UGA RESERVA COSECH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100317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G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7-013-000750-66-209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UGA RESERVA SELECCIN E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1004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G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7-013-000750-66-209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MUGA TORR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55011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ERONI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191-013-000750-66-209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ERONIA TEMPRANILL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55021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ERONI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190-013-000750-66-209-00004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ERONIA RESERV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5504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ERONI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186-013-000750-66-209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ERONIA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09055041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ERONI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187-013-000750-66-209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BERONIA CRIANZ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0-013-000750-66-213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CABERNET SAUVIGN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1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1-013-000750-66-213-00003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CHARDONN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10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2-013-000750-66-213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MERLO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1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4-013-000750-66-213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SHIRAZ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117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5-013-000750-66-213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SHIRAZ CABERNE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1213015020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ACOBS CREE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34-013-000750-66-213-00003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J CREEK RESERVE SHIRAZ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3.5" calcext:value-type="float">
            <text:p>13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0405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EN BRUT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0405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EN DEMI SEC TRIVE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0405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RIVENT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982-013-000750-66-10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BRUT NATURE TRIV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30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MM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60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UMM BRUT BLAN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30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MM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60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UMM DEMI S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30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MM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60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UMM ROS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1030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UMM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359-013-000750-66-101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MUMM CORDON ROUG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RGENTIN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800107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00437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CONCHA Y TORO BRU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80010701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00437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CONCHA Y TORO BRUT CAJA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800107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00437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C Y T DEMIS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1080010702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NCHA Y TORO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00437-013-000750-66-108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C Y T DEMISEC CAJA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HILE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102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020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PICCOLO DR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200" calcext:value-type="float">
            <text:p>2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0375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MEDIA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075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TROKEN DR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075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BRUT VINTAG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0750-66-202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BLANC DE BL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46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600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TROKEN DRY 6000M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6000" calcext:value-type="float">
            <text:p>6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UNID</text:p>
          </table:table-cell>
          <table:table-cell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53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300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TROKEN DRY 3000M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000" calcext:value-type="float">
            <text:p>3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UNID</text:p>
          </table:table-cell>
          <table:table-cell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10615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975-013-001500-66-202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TROKEN DRY 1500M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500" calcext:value-type="float">
            <text:p>15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2008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1549-013-000750-66-202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HENKELL ROS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93100102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LARNAU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9374-013-000750-66-209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OSO DEMI SEC RESERVA CAVA VILARNAU BARCELON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9310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LARNAU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9375-013-000750-66-209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OSO BRUT RESERVA CAVA VILARNAU BARCELON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9312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DOM POTI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9378-013-000750-66-209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OSO DEMI SEC CAVA DOM POTIE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0931202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DOM POTI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9377-013-000750-66-209-000026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OSO BRUT CAVA DOM POTIE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1025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AITTING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61-013-000750-66-211-00002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TAITTINGER DEMI-SEC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FRAN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3029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RIER JOUE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62-013-000750-66-213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 PERRI JOUET BELLE EPOQU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3029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RIER JOUE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62-013-000750-66-213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AGNE PERRIER JOUE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302902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RIER JOUE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63-013-000750-66-213-00002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AMP PERRIER JOUET GRAND BRU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900802060102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1550-013-000200-66-219-000024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IONETTO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200" calcext:value-type="float">
            <text:p>2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ITAL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900802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1550-013-000750-66-219-000024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IONETTO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ITAL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221900802060115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ENK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6-011550-013-001500-66-219-000024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ESPUMANTE MIONETTO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500" calcext:value-type="float">
            <text:p>15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ITAL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0901901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DRY SAC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06-013-000750-66-209-00005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EREZ DRY SACK MEDIUM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090190106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DRY SACK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0706-013-000750-66-209-000052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JEREZ DRY SACK FIN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24014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ORTO BARRO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90-013-000750-66-224-00005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PORTO BARROS LBV 2005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ORTUGAL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24014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ORTO BARRO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90-013-000750-66-224-00005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PORTO RUBY BARR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ORTUGAL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24014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ORTO BARRO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90-013-000750-66-224-00005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PORTO BARROS EXTRA DRY WHIT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ORTUGAL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322401404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ORTO BARRO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490-013-000750-66-224-00005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PORTO BARROS TAWN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ORTUGAL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104209311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IO PEPE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19376-013-000750-66-209-000049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INO DE JEREZ XERES SHERRY FINO MUY SECO PALOMINIO FINO TIO PEP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REGAL 18 AÑOS GIFT PACK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3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375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MED 12 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REGAL 12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3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12 AÑOS LITR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3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12 AÑOS TIN BOX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30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12 AÑOS TIN BOX - CAJA 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18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0501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0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REGAL 25Y-700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199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02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CHIVAS 12 AÑOS CAMINER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ALEMAN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2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74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SOMETHING SPECIA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202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74-013-00100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SOMETHING LITR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2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74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SOMETHING 15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3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FINES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3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FINEST L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4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TIN BOX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FINEST ZIP PACK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3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FINEST CAJA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205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3-013-00020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BOTELLI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200" calcext:value-type="float">
            <text:p>2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09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12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3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3-013-00100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LITRO 12Y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30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12YO GIFT PACK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0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17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4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1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21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305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112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ALLANTINES 30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4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0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ROYAL SALUTE 21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5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THE GLENLIVET 12YO CAJA 6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503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THE GLENLIVET 15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503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51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THE GLENLIVET 12YO CAJA12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5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52-013-00070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GLENLIVET 18Y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7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100 PIPPER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0208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2469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PRINCE CHARLI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17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NOD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LENDERS PRID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17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NOD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PASSPORT SCOTC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1704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VAS BROTHER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JAMES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1213027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UNITE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8-000466-013-000750-66-213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HISKY BELLS (12 AÑOS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07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AVAN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3-000970-013-000750-66-107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HAVANA CLUB 7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07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AVAN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969-013-000750-66-107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HAVANA AÑEJO RESERV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0702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AVAN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3-000971-013-000750-66-107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HAVANA CLUB AÑEJO ESPECIA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0702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AVAN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2-000972-013-000750-66-107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HAVANA CLUB AÑEJO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0702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HAVAN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754-013-000750-66-107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HAVANA CLUB AÑEJO 3 AÑ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0701702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PERNOD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1618-013-000750-66-107-000058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MALIBU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UB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002202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750-66-120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EL DORADO LIM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ERU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2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375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ORO (MEDIAS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750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OR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2011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1750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ORO (GARRAFA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750" calcext:value-type="float">
            <text:p>1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3010375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375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BLANCO (MEDIAS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375" calcext:value-type="float">
            <text:p>37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750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3011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1750-66-12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BLANCO (GARRAFA)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750" calcext:value-type="float">
            <text:p>1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212102201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SERR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1-000695-013-000750-66-121-000068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RON DON Q LIM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PUERTO R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13026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ANQUERAY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1887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TANQUERAY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10101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BOTELLIN ABSOLU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1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AOS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398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CITR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399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KURAN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PEPPA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4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400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MANDRI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5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40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VANILI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6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RASPBERRI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7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0014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APEACH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8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400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BOTELLIN ABSOLUT MANDRI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09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399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BOTELLIN ABSOLUT KURRANT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10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398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BOTELLIN ABSOLUT CITR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11018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2401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BOTELLIN ABSOLUT VANILI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1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0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FIV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3021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002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RUBY RED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4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001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LEVEL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5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GLIME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0306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ABSOLUT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0013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ABSOLUT MASCARAD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11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YBOROW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397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WYBOROWA EXQUISIT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1102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YBOROW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48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WYBOROW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1103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YBOROW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48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WYBOROWA APPL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110302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YBOROW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48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WYBOROWA LEMON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3226011030203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WYBOROW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5-002481-013-000750-66-22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VODKA WYBOROWA PEA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SUE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4116018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LMEC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1894-013-000750-66-11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EQUILA OLMECA BLAN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MEX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4116018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LMEC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01895-013-000750-66-11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TEQUILA OLMECA DORAD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MEX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09024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RTES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1461-013-000750-66-209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RANDY CORTEL NAPOLEON V.S.O.P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09105030401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ONZALES BYASS</text:p>
          </table:table-cell>
          <table:table-cell table:style-name="ce8" office:value-type="string" calcext:value-type="string">
            <text:p>',’</text:p>
          </table:table-cell>
          <table:table-cell table:style-name="ce9" office:value-type="string" calcext:value-type="string">
            <text:p>3031-19-019448-013-000700-66-209-000072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RANDY DE JEREZ SOLERA GRAN RESERVA LEPANT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09105040501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ONZALES BYASS</text:p>
          </table:table-cell>
          <table:table-cell table:style-name="ce8" office:value-type="string" calcext:value-type="string">
            <text:p>',’</text:p>
          </table:table-cell>
          <table:table-cell table:style-name="ce9" office:value-type="string" calcext:value-type="string">
            <text:p>3031-19-001836-013-000700-66-209-000072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RANDY SOLERA SOBERAN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09105040502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ONZALES BYASS</text:p>
          </table:table-cell>
          <table:table-cell table:style-name="ce8" office:value-type="string" calcext:value-type="string">
            <text:p>',’</text:p>
          </table:table-cell>
          <table:table-cell table:style-name="ce9" office:value-type="string" calcext:value-type="string">
            <text:p>3031-19-001836-013-000700-66-209-000072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RANDY SOLERA SOBERANO GIFT BOX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13012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T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518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GÑAC MARTELL FINE V. S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130120102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T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520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GÑAC MARTELL OLD FINE VSOP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130120103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T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517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GÑAC MARTELL EXTRA OLD X. O.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52130120104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TELL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517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OGÑAC MARTELL CORDON BLUE OLD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7213016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BEEFEATER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6-000178-013-000750-66-213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GIN BEEFEATER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7213315010101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ONDON No.1</text:p>
          </table:table-cell>
          <table:table-cell table:style-name="ce8" office:value-type="string" calcext:value-type="string">
            <text:p>',’</text:p>
          </table:table-cell>
          <table:table-cell table:style-name="ce9" office:value-type="string" calcext:value-type="string">
            <text:p>3031-16-019447-013-000700-66-213-000083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ORIGINAL BLUE GIN THE LOND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REINO UNID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116031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KAHLUA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3-001058-013-000750-66-116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ICOR KAHLU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MEXICO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209309010402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NCHON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19373-013-001000-66-209-00008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NCHON SEC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20930902040110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NCHON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57-019372-013-001000-66-209-000071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CHINCHON DULCE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1000" calcext:value-type="float">
            <text:p>10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ESPAÑ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211013010101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NIER LAPOSTOLLE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940-013-000750-66-21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ICOR GRAN MARNIER CORDON ROJO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FRAN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211013010102075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NIER LAPOSTOLLE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940-013-000750-66-21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ICOR GRAN MARNIER CORDON ROJO PICTO PACK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50" calcext:value-type="float">
            <text:p>75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FRAN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(‘</text:p>
          </table:table-cell>
          <table:table-cell table:style-name="ce8" office:value-type="string" calcext:value-type="string">
            <text:p>02082110130101030700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MARNIER LAPOSTOLLE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3031-19-000940-013-000700-66-211-000077</text:p>
          </table:table-cell>
          <table:table-cell table:style-name="ce8" office:value-type="string" calcext:value-type="string">
            <text:p>',’</text:p>
          </table:table-cell>
          <table:table-cell table:style-name="ce6" office:value-type="string" calcext:value-type="string">
            <text:p>LICOR GRAN MARNIER CORDON ROJO BEL CREA</text:p>
          </table:table-cell>
          <table:table-cell table:style-name="ce8" office:value-type="string" calcext:value-type="string">
            <text:p>',</text:p>
          </table:table-cell>
          <table:table-cell table:style-name="ce10" office:value-type="float" office:value="700" calcext:value-type="float">
            <text:p>70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CAJA</text:p>
          </table:table-cell>
          <table:table-cell office:value-type="string" calcext:value-type="string">
            <text:p>',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,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,’</text:p>
          </table:table-cell>
          <table:table-cell table:style-name="ce6" office:value-type="string" calcext:value-type="string">
            <text:p>FRANCIA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,’</text:p>
          </table:table-cell>
          <table:table-cell/>
          <table:table-cell table:style-name="ce8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997"/>
        </table:table-row>
        <table:table-row table:style-name="ro2" table:number-rows-repeated="3">
          <table:table-cell table:style-name="ce6" table:number-columns-repeated="9"/>
          <table:table-cell/>
          <table:table-cell table:style-name="ce6" table:number-columns-repeated="2"/>
          <table:table-cell/>
          <table:table-cell table:style-name="ce6" table:number-columns-repeated="7"/>
          <table:table-cell/>
          <table:table-cell table:style-name="ce6" table:number-columns-repeated="2"/>
          <table:table-cell/>
          <table:table-cell table:style-name="ce6"/>
          <table:table-cell table:number-columns-repeated="999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SUM([.A1:.A16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number:text>$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</number:number-style>
    <number:number-style style:name="N125">
      <number:text>$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6:36:00.548670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6:20:00.658209907</meta:creation-date>
    <dc:date>2017-08-24T21:24:04.956620031</dc:date>
    <meta:editing-duration>PT7H2M38S</meta:editing-duration>
    <meta:editing-cycles>9</meta:editing-cycles>
    <meta:generator>LibreOffice/5.3.1.2$Linux_X86_64 LibreOffice_project/30m0$Build-2</meta:generator>
    <meta:document-statistic meta:table-count="3" meta:cell-count="12056" meta:object-count="0"/>
  </office:meta>
</office:document-meta>
</file>